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2cm" svg:height="2cm" svg:x="4.5cm" svg:y="2.5cm">
          <text:p/>
        </draw:circle>
        <draw:circle draw:style-name="gr1" draw:text-style-name="P1" draw:layer="layout" svg:width="2cm" svg:height="2cm" svg:x="16.5cm" svg:y="2.5cm">
          <text:p/>
        </draw:circle>
        <draw:circle draw:style-name="gr1" draw:text-style-name="P1" draw:layer="layout" svg:width="2cm" svg:height="2cm" svg:x="4.5cm" svg:y="2.5cm">
          <text:p/>
        </draw:circle>
        <draw:circle draw:style-name="gr1" draw:text-style-name="P1" draw:layer="layout" svg:width="2cm" svg:height="2cm" svg:x="16.5cm" svg:y="2.5cm">
          <text:p/>
        </draw:circle>
        <draw:circle draw:style-name="gr1" draw:text-style-name="P1" draw:layer="layout" svg:width="2cm" svg:height="2cm" svg:x="4.5cm" svg:y="12cm">
          <text:p/>
        </draw:circle>
        <draw:circle draw:style-name="gr1" draw:text-style-name="P1" draw:layer="layout" svg:width="2cm" svg:height="2cm" svg:x="16.5cm" svg:y="12cm">
          <text:p/>
        </draw:circle>
        <draw:rect draw:style-name="gr2" draw:text-style-name="P1" draw:layer="layout" svg:width="13cm" svg:height="7.5cm" svg:x="4.5cm" svg:y="20.5cm">
          <text:p text:style-name="P1">55-&gt;120-&gt;35</text:p>
          <text:p text:style-name="P1">35</text:p>
          <text:p text:style-name="P1">95</text:p>
          <text:p text:style-name="P1">167</text:p>
        </draw:rect>
        <draw:line draw:style-name="gr3" draw:text-style-name="P1" draw:layer="layout" svg:x1="16cm" svg:y1="28.7cm" svg:x2="16cm" svg:y2="29.7cm">
          <text:p text:style-name="P1">5 <text:s/></text:p>
          <text:p text:style-name="P1"/>
          <text:p text:style-name="P1"/>
          <text:p text:style-name="P1"/>
        </draw:line>
        <draw:line draw:style-name="gr3" draw:text-style-name="P1" draw:layer="layout" svg:x1="6.2cm" svg:y1="28.7cm" svg:x2="6.2cm" svg:y2="29.7cm">
          <text:p text:style-name="P1">9,8 <text:s text:c="3"/></text:p>
          <text:p text:style-name="P1"/>
          <text:p text:style-name="P1"/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8T15:03:45</meta:creation-date>
    <dc:date>2015-10-28T15:16:32.59</dc:date>
    <meta:editing-duration>PT12M49S</meta:editing-duration>
    <meta:editing-cycles>2</meta:editing-cycles>
    <meta:generator>OpenOffice/4.0.0$Win32 OpenOffice.org_project/400m3$Build-9702</meta:generator>
    <meta:print-date>2015-10-28T15:12:54.05</meta:print-date>
    <meta:document-statistic meta:object-count="9"/>
  </office:meta>
</office:document-meta>
</file>